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133422087866106" calcext:value-type="float">
            <text:p>1,33422087866106E-0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.00000000193108" calcext:value-type="float">
            <text:p>3,0000000019310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999999987609044" calcext:value-type="float">
            <text:p>0,99999998760904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0000000499497315679281" calcext:value-type="float">
            <text:p>4,99497315679281E-0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PRODUCT([.B2:.B5];[.$G$2:.$G$5])" office:value-type="float" office:value="750.000006361944" calcext:value-type="float">
            <text:p>750,000006361944</text:p>
          </table:table-cell>
          <table:table-cell table:formula="of:=SUMPRODUCT([.C2:.C5];[.$G$2:.$G$5])" office:value-type="float" office:value="6.0000000438888" calcext:value-type="float">
            <text:p>6,0000000438888</text:p>
          </table:table-cell>
          <table:table-cell table:formula="of:=SUMPRODUCT([.D2:.D5];[.$G$2:.$G$5])" office:value-type="float" office:value="10.0000000009627" calcext:value-type="float">
            <text:p>10,0000000009627</text:p>
          </table:table-cell>
          <table:table-cell table:formula="of:=SUMPRODUCT([.E2:.E5];[.$G$2:.$G$5])" office:value-type="float" office:value="13.0000000469927" calcext:value-type="float">
            <text:p>13,0000000469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SUMPRODUCT([.F2:.F5];[.G2:.G5])" office:value-type="float" office:value="90.0000007336013" calcext:value-type="float">
            <text:p>90,00000073360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 style:data-style-name="N2" text:time-value="10:13:59.218372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0:01:31.644712127</meta:creation-date>
    <dc:date>2017-03-05T10:16:08.124711856</dc:date>
    <meta:editing-duration>PT13M50S</meta:editing-duration>
    <meta:editing-cycles>2</meta:editing-cycles>
    <meta:generator>LibreOffice/5.2.6.1$Linux_X86_64 LibreOffice_project/20$Build-1</meta:generator>
    <dc:creator>quikee </dc:creator>
    <meta:document-statistic meta:table-count="1" meta:cell-count="42" meta:object-count="0"/>
  </office:meta>
</office:document-meta>
</file>